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: 1 x 200m, my time: 53s, a 200m jog 5 x 400m with 400m jog after each My times for the 5 runs: 1:58, 1:57, 1:55, 1:53, 1:49 </text:p>
      <text:p text:style-name="Standard"/>
      <text:p text:style-name="Standard">Run: 1 x 200m and 4 x 600m with a 200m slow jog after each. Times: 56s, 2:57, 2:59, 2:58, 2:54 </text:p>
      <text:p text:style-name="Standard"/>
      <text:p text:style-name="Standard">Run: 200m, 400m, 3 x 600m, 400m, 200m Times: 58s, 2:02, 3:03, 3:02, 3:00, 1:59, 54s Each of the 7 runs was followed by a slow 3.5 minute jog after each. </text:p>
      <text:p text:style-name="Standard"/>
      <text:p text:style-name="Standard">Run: 1 x 200m in 58s and a 200m jog 7 x 400m with a 300m jog in about 3:30 after each run. Times for the 400's: 2:00, 1:58, 1:57, 1:56, 1:55, 1:49, 1:45 The runs got easier as I ran. </text:p>
      <text:p text:style-name="Standard"/>
      <text:p text:style-name="Standard">Run: 1 x 200m, 1 x 400m, 1 x 800m, 1 x 1200m, 1 x 200m, Times: 55s, 1:52, 3:57, 6:00 We jogged 200m after the first and last runs and 400m after all the others. </text:p>
      <text:p text:style-name="Standard"/>
      <text:p text:style-name="Standard">Run: 1 x 200m, 2 x 400, 1 x 1600m, 1 x 200m, Times: 56s, 2:03, 1:59, 8:00 (splits: 2:06, 2:04, 2:00, 2:00), 56s We jogged 200m after the first and last runs and 400m after all the others </text:p>
      <text:p text:style-name="Standard"/>
      <text:p text:style-name="Standard">This run included 1 x 200m and 4 x 400m. Times: 55s for the 200m and 1:55, 1:55, 1:52 and 1:52 for the 400's. </text:p>
      <text:p text:style-name="Standard"/>
      <text:p text:style-name="Standard">Mon July 29, 2019 4.3 miles I ran with our running group on the Greendale Cemetery 510 meter loop. warm up: 1.3 miles Run: 1 x 200m (54s mainly downhill) and jog 300m 5 x 510m with about a 300m jog between the runs My times: 2:34, 2:34, 2:29, 2:30, 2:21 Warm down: 510m jog </text:p>
      <text:p text:style-name="Standard"/>
      <text:p text:style-name="Standard">Sat Aug 3, 2019 5.8 miles I ran with our running group in Greendale Cemetery. warm up: 1.3 miles Run: 3 x 1.5 miles: The 1.5 mile course went up, down, up and down on the cemetery main road. There was a total ascent of 176 feet over the 1.5 miles. We rested about 4 minutes after the first and second run. Times and paces: 15:11 (10:07/mi), 13:50 (9:13/mi), 13:04 (8:43/mi) </text:p>
      <text:p text:style-name="Standard"/>
      <text:p text:style-name="Standard">Wed Sept 11, 2019 5 miles I ran with 5 other runners on the high school track. warm up: 3 miles at various paces including 2 x 200m in 57s and 62s Run: 3200m in (8:00 + 8:05) = 16:05 </text:p>
      <text:p text:style-name="Standard"/>
      <text:p text:style-name="Standard">Wed Sept 25, 2019 9.1 miles In the morning I walked about 0.1 mile during each mile and averaged 12:18/mile for 6 miles on hilly roads. In the afternoon I ran with 5 other runners on the high school track. 1.75 mile warm up at about 10:00/mile and rest a few minutes 1 x 200, 4 x 400, 1 x 200 with about a 350m jog after each run. Times: 57s, 2:00, 1:58, 2:01, 1:59, 57s </text:p>
      <text:p text:style-name="Standard"/>
      <text:p text:style-name="Standard">Mon Sept 30, 2019 5 miles I ran with 4 other runners on the high school track warm up: 2 miles in 10:15 + 9:34 = 19:49 and rest a few minutes Run: 2 x 200m, 6 x 400m with a 200m jog after each. Times: 58s, 1:02, 2:02, 2:00, 2:02, 1:54, 2:02, 1:59 Warm down: jog 600m </text:p>
      <text:p text:style-name="Standard"/>
      <text:p text:style-name="Standard">The workout included a 1.5 mile warm up and: 1 x 200m (66s), 1 x 400m (2:27), 1 x 800m (4:56), 1 x 400m (2:30), 1 x 200m (60s). I jogged 200m or 400m after each run, and warmed down with a 400m jog. </text:p>
      <text:p text:style-name="Standard"/>
      <text:p text:style-name="Standard">Mon Oct 28, 2019 4.5 miles In ran on the high school track with 5 other runners. Warm up: 1.5 miles at various paces between 11 and 10 minutes per mile. Run: 1 x 200m and 7 x 400m with a 200m jog between the runs. Times: 1:02, 2:16, 2:15, 2:21, 1:58, 2:27, 1:51, 2:18 Warm down: jog 400 </text:p>
      <text:p text:style-name="Standard"/>
      <text:p text:style-name="Standard"><text:soft-page-break/>Run: 1 x 200m, 1 x 400m, 3 x 600m, 1 x 400m, 1 x 200m We jogged 300m after each 600m and 200m after all the rest. Times: 58s, 1:59, 3:00, 2:54, 2:51, 1:53, 50.6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5-24T22:03:04.87</meta:creation-date>
    <dc:date>2021-05-25T08:44:31.71</dc:date>
    <dc:creator>James Lombardi</dc:creator>
    <meta:editing-duration>PT10H37M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15" meta:word-count="660" meta:character-count="3134"/>
  </office:meta>
</office:document-meta>
</file>